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Standard">
      <style:paragraph-properties fo:margin-left="0.9846in" fo:margin-right="0in" fo:text-indent="0in" style:auto-text-indent="false"/>
    </style:style>
    <style:style style:name="P4" style:family="paragraph" style:parent-style-name="Standard">
      <style:paragraph-properties fo:margin-left="0.9846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.4925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tching</text:h>
      <text:p text:style-name="Standard">In order to participate in matches, a member must register himself to a wait list.</text:p>
      <text:p text:style-name="Standard">Upon receive request, the system will try to form a match contains member that have request time most closed to the moment the person register. After that, the system will automatically remove the person from wait list.</text:p>
      <text:p text:style-name="Standard"/>
      <text:p text:style-name="Standard">The match will start as soon as it have 2 members. There will be 10 seconds for other maximum 3 members to join. After that, questions will be distributed to members and the match is started.</text:p>
      <text:p text:style-name="Standard"/>
      <text:p text:style-name="Standard">After a person finish a match, he can re-register himself to wait list so that he can join another match.</text:p>
      <text:p text:style-name="Standard"/>
      <text:p text:style-name="Standard">There are some problems need to be considered:</text:p>
      <text:p text:style-name="P2">In which manner should we make sense of which match a user belong to, which user a match contains</text:p>
      <text:p text:style-name="P3">The first part can be answered using an independent hash &lt;user-id, match&gt;</text:p>
      <text:p text:style-name="P3">The second part can be answered using another independent hash &lt;match-id, list of users&gt;</text:p>
      <text:p text:style-name="P1"><text:tab/>In which manner should we determine a user as disconnected from a match</text:p>
      <text:p text:style-name="P1"><text:tab/><text:tab/>If last signal is 5 seconds older.</text:p>
      <text:p text:style-name="P1"><text:tab/></text:p>
      <text:p text:style-name="P2">In which manner should we determine a user is re-connected to a match</text:p>
      <text:p text:style-name="P3">No, we do not allow re-connected. Once user is disconnected from a match, he is treated as given up.</text:p>
      <text:p text:style-name="P1"/>
      <text:p text:style-name="P2">In which manner should we give user a chance to give up a match and rejoin another match</text:p>
      <text:p text:style-name="P3">User can make a RPC call to give up and let the server give him a new match</text:p>
      <text:p text:style-name="P3">Up on receive that RPC call, server change user status in match, and alter &lt;user-id, match&gt; hash so that user no longer associate with the match</text:p>
      <text:p text:style-name="P1"><text:tab/></text:p>
      <text:p text:style-name="P2">In which manner should we treat a match that one user has been waiting for a very long time</text:p>
      <text:p text:style-name="P3">Any match that is 5 seconds old without having more than 1 players will be ceased in that state until number of players is &gt;=2</text:p>
      <text:p text:style-name="P2"/>
      <text:p text:style-name="P2">In which manner should we treat a match of 2, 3, or 4 users but dropped to 1 user (other users has either disconnected or given up) before the match really begin?</text:p>
      <text:p text:style-name="P3">Any match that doesn't have enough 2 active members up on start time will be reverted to waiting state</text:p>
      <text:p text:style-name="P3"/>
      <text:p text:style-name="P3">Any user that remains active when the match started but disconnected once the match started will be treated as given up. Given up user will be minus score and reputation</text:p>
      <text:p text:style-name="P1"/>
      <text:p text:style-name="P2">Scoring in match</text:p>
      <text:p text:style-name="P3">Multiple choice: Right: +1, Wrong -0.5, Ignore +0</text:p>
      <text:p text:style-name="P3">Fill in blank: </text:p>
      <text:p text:style-name="P3"><text:tab/>Require exact: Right +1, Wrong +0</text:p>
      <text:p text:style-name="P3"><text:soft-page-break/>Voice recognition</text:p>
      <text:p text:style-name="P3"><text:tab/>+Percentage of correctness rounded to nearest 0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uong Nguyen</meta:initial-creator>
    <meta:creation-date>2010-02-06T15:10:01</meta:creation-date>
    <dc:date>2010-04-17T15:21:02</dc:date>
    <dc:creator>Phuong Nguyen</dc:creator>
    <meta:editing-duration>PT01H56M45S</meta:editing-duration>
    <meta:editing-cycles>7</meta:editing-cycles>
    <meta:generator>OpenOffice.org/3.1$Unix OpenOffice.org_project/310m19$Build-9420</meta:generator>
    <meta:document-statistic meta:table-count="0" meta:image-count="0" meta:object-count="0" meta:page-count="2" meta:paragraph-count="29" meta:word-count="430" meta:character-count="2326"/>
  </office:meta>
</office:document-meta>
</file>